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abee5" draw:textarea-horizontal-align="justify" draw:textarea-vertical-align="middle" draw:auto-grow-height="false" fo:min-height="1.5cm" fo:min-width="18.5cm"/>
      <style:paragraph-properties style:writing-mode="lr-tb"/>
    </style:style>
    <style:style style:name="gr2" style:family="graphic" style:parent-style-name="standard">
      <style:graphic-properties svg:stroke-color="#000000" draw:fill-color="#9abee5" draw:textarea-horizontal-align="justify" draw:textarea-vertical-align="top" draw:auto-grow-height="false" fo:min-height="13.766cm" fo:min-width="3.75cm"/>
      <style:paragraph-properties style:writing-mode="lr-tb"/>
    </style:style>
    <style:style style:name="gr3" style:family="graphic" style:parent-style-name="standard">
      <style:graphic-properties svg:stroke-color="#000000" draw:fill-color="#dee6ef" draw:textarea-horizontal-align="justify" draw:textarea-vertical-align="middle" draw:auto-grow-height="false" fo:min-height="13.766cm" fo:min-width="14.25cm"/>
      <style:paragraph-properties style:writing-mode="lr-tb"/>
    </style:style>
    <style:style style:name="gr4" style:family="graphic" style:parent-style-name="standard">
      <style:graphic-properties svg:stroke-color="#000000" draw:fill-color="#9abee5" draw:textarea-horizontal-align="justify" draw:textarea-vertical-align="middle" draw:auto-grow-height="false" fo:min-height="1.242cm" fo:min-width="18.5cm"/>
      <style:paragraph-properties style:writing-mode="lr-tb"/>
    </style:style>
    <style:style style:name="gr5" style:family="graphic" style:parent-style-name="standard">
      <style:graphic-properties svg:stroke-color="#000000" draw:fill-color="#dee6ef" draw:textarea-horizontal-align="justify" draw:textarea-vertical-align="top" draw:auto-grow-height="false" fo:min-height="20.795cm" fo:min-width="18.195cm"/>
      <style:paragraph-properties style:writing-mode="lr-tb"/>
    </style:style>
    <style:style style:name="gr6" style:family="graphic" style:parent-style-name="standard">
      <style:graphic-properties draw:stroke="none" svg:stroke-color="#dee7e5" draw:fill="none" draw:fill-color="#ff0000" fo:min-height="0.891cm"/>
      <style:paragraph-properties style:writing-mode="lr-tb"/>
    </style:style>
    <style:style style:name="gr7" style:family="graphic" style:parent-style-name="standard">
      <style:graphic-properties svg:stroke-color="#dee7e5" draw:fill-color="#dedce6" draw:textarea-horizontal-align="justify" draw:textarea-vertical-align="top" draw:auto-grow-height="false" fo:min-height="9.638cm" fo:min-width="10.75cm"/>
      <style:paragraph-properties style:writing-mode="lr-tb"/>
    </style:style>
    <style:style style:name="gr8" style:family="graphic" style:parent-style-name="standard">
      <style:graphic-properties svg:stroke-color="#dee7e5" draw:fill-color="#dedce6" draw:textarea-horizontal-align="justify" draw:textarea-vertical-align="top" draw:auto-grow-height="false" fo:min-height="9.638cm" fo:min-width="6.05cm"/>
      <style:paragraph-properties style:writing-mode="lr-tb"/>
    </style:style>
    <style:style style:name="gr9" style:family="graphic" style:parent-style-name="standard">
      <style:graphic-properties svg:stroke-color="#dee7e5" draw:fill-color="#dedce6" draw:textarea-horizontal-align="justify" draw:textarea-vertical-align="top" draw:auto-grow-height="false" fo:min-height="4.5cm" fo:min-width="18.5cm"/>
      <style:paragraph-properties style:writing-mode="lr-tb"/>
    </style:style>
    <style:style style:name="gr10" style:family="graphic" style:parent-style-name="standard">
      <style:graphic-properties svg:stroke-color="#dee7e5" draw:fill-color="#dee7e5" draw:textarea-horizontal-align="justify" draw:textarea-vertical-align="middle" draw:auto-grow-height="false" fo:min-height="2cm" fo:min-width="9cm"/>
      <style:paragraph-properties style:writing-mode="lr-tb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dee7e5" draw:fill-color="#dedce6" draw:textarea-horizontal-align="justify" draw:textarea-vertical-align="middle" draw:auto-grow-height="false" fo:min-height="7.75cm" fo:min-width="17.5cm"/>
    </style:style>
    <style:style style:name="gr13" style:family="graphic" style:parent-style-name="standard">
      <style:graphic-properties draw:fill-color="#dee7e5" draw:textarea-horizontal-align="justify" draw:textarea-vertical-align="middle" draw:auto-grow-height="false" fo:min-height="6.25cm" fo:min-width="16.5cm"/>
    </style:style>
    <style:style style:name="gr14" style:family="graphic" style:parent-style-name="standard">
      <style:graphic-properties draw:fill-color="#dee7e5" draw:textarea-horizontal-align="justify" draw:textarea-vertical-align="middle" draw:auto-grow-height="false" fo:min-height="6.25cm" fo:min-width="5cm"/>
    </style:style>
    <style:style style:name="gr15" style:family="graphic" style:parent-style-name="standard">
      <style:graphic-properties draw:fill-color="#dee7e5" draw:textarea-horizontal-align="justify" draw:textarea-vertical-align="middle" draw:auto-grow-height="false" fo:min-height="1.15cm" fo:min-width="5cm"/>
      <style:paragraph-properties style:writing-mode="lr-tb"/>
    </style:style>
    <style:style style:name="gr16" style:family="graphic" style:parent-style-name="standard">
      <style:graphic-properties svg:stroke-color="#dee7e5" draw:fill-color="#dedce6" draw:textarea-horizontal-align="justify" draw:textarea-vertical-align="top" draw:auto-grow-height="false" fo:min-height="19.296cm" fo:min-width="10.75cm"/>
      <style:paragraph-properties style:writing-mode="lr-tb"/>
    </style:style>
    <style:style style:name="gr17" style:family="graphic" style:parent-style-name="standard">
      <style:graphic-properties svg:stroke-color="#dee7e5" draw:fill-color="#dedce6" draw:textarea-horizontal-align="justify" draw:textarea-vertical-align="top" draw:auto-grow-height="false" fo:min-height="19.296cm" fo:min-width="6.05cm"/>
      <style:paragraph-properties style:writing-mode="lr-tb"/>
    </style:style>
    <style:style style:name="gr18" style:family="graphic" style:parent-style-name="standard" style:list-style-name="L1">
      <style:graphic-properties draw:fill-color="#b7b3ca" draw:textarea-horizontal-align="justify" draw:textarea-vertical-align="middle" draw:auto-grow-height="false" fo:min-height="1cm" fo:min-width="4cm"/>
      <style:paragraph-properties style:writing-mode="lr-tb"/>
    </style:style>
    <style:style style:name="gr19" style:family="graphic" style:parent-style-name="standard">
      <style:graphic-properties draw:fill-color="#dee7e5" draw:textarea-horizontal-align="justify" draw:textarea-vertical-align="middle" draw:auto-grow-height="false" fo:min-height="10.25cm" fo:min-width="12.75cm"/>
    </style:style>
    <style:style style:name="gr20" style:family="graphic" style:parent-style-name="standard">
      <style:graphic-properties draw:fill-color="#ff4000" draw:textarea-horizontal-align="justify" draw:textarea-vertical-align="middle" draw:auto-grow-height="false" fo:min-height="1.75cm" fo:min-width="2cm"/>
    </style:style>
    <style:style style:name="gr21" style:family="graphic" style:parent-style-name="standard">
      <style:graphic-properties draw:fill-color="#ff4000" draw:textarea-horizontal-align="justify" draw:textarea-vertical-align="middle" draw:auto-grow-height="false" fo:min-height="3.25cm" fo:min-width="4.25cm"/>
    </style:style>
    <style:style style:name="gr22" style:family="graphic" style:parent-style-name="standard">
      <style:graphic-properties draw:fill-color="#ff4000" draw:textarea-horizontal-align="justify" draw:textarea-vertical-align="middle" draw:auto-grow-height="false" fo:min-height="1.75cm" fo:min-width="1.5cm"/>
    </style:style>
    <style:style style:name="gr23" style:family="graphic" style:parent-style-name="standard">
      <style:graphic-properties draw:fill-color="#ff4000" draw:textarea-horizontal-align="justify" draw:textarea-vertical-align="middle" draw:auto-grow-height="false" fo:min-height="3.25cm" fo:min-width="3.25cm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3.25cm"/>
      <style:paragraph-properties style:writing-mode="lr-tb"/>
    </style:style>
    <style:style style:name="gr25" style:family="graphic" style:parent-style-name="standard">
      <style:graphic-properties draw:fill-color="#dee7e5" draw:textarea-horizontal-align="justify" draw:textarea-vertical-align="middle" draw:auto-grow-height="false" fo:min-height="9.12cm" fo:min-width="8.87cm"/>
    </style:style>
    <style:style style:name="gr26" style:family="graphic" style:parent-style-name="standard">
      <style:graphic-properties draw:fill-color="#dee7e5" draw:textarea-horizontal-align="justify" draw:textarea-vertical-align="middle" draw:auto-grow-height="false" fo:min-height="7.25cm" fo:min-width="10.25cm"/>
      <style:paragraph-properties style:writing-mode="lr-tb"/>
    </style:style>
    <style:style style:name="gr27" style:family="graphic" style:parent-style-name="objectwithoutfill">
      <style:graphic-properties draw:fill="none" draw:fill-color="#dee7e5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9abee5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4pt" style:font-size-asian="14pt" style:font-size-complex="14pt"/>
    </style:style>
    <style:style style:name="P4" style:family="paragraph"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-color="#9abee5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dee6ef"/>
      <style:paragraph-properties fo:text-align="center" style:writing-mode="lr-tb"/>
    </style:style>
    <style:style style:name="P7" style:family="paragraph">
      <loext:graphic-properties draw:fill-color="#dee6e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loext:graphic-properties draw:fill="none" draw:fill-color="#ff0000"/>
      <style:paragraph-properties style:writing-mode="lr-tb"/>
    </style:style>
    <style:style style:name="P9" style:family="paragraph">
      <loext:graphic-properties draw:fill-color="#dedce6"/>
      <style:paragraph-properties fo:text-align="center"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-color="#dedce6"/>
      <style:paragraph-properties fo:text-align="start" style:writing-mode="lr-tb"/>
    </style:style>
    <style:style style:name="P13" style:family="paragraph">
      <loext:graphic-properties draw:fill-color="#dee7e5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dedce6"/>
      <style:paragraph-properties fo:text-align="center"/>
    </style:style>
    <style:style style:name="P16" style:family="paragraph">
      <loext:graphic-properties draw:fill-color="#dee7e5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-color="#b7b3ca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-color="#ff4000"/>
      <style:paragraph-properties fo:text-align="center"/>
    </style:style>
    <style:style style:name="P20" style:family="paragraph">
      <loext:graphic-properties draw:fill-color="#ffffff"/>
      <style:paragraph-properties fo:text-align="center" style:writing-mode="lr-tb"/>
    </style:style>
    <style:style style:name="P21" style:family="paragraph">
      <loext:graphic-properties draw:fill="none" draw:fill-color="#dee7e5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9cm" svg:height="1.75cm" svg:x="1cm" svg:y="2.7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4.25cm" svg:height="14.016cm" svg:x="1cm" svg:y="4.484cm">
          <text:p text:style-name="P3"><text:span text:style-name="T1"/></text:p>
          <text:p text:style-name="P3"><text:span text:style-name="T1">MENU</text:span></text:p>
          <text:p text:style-name="P4"><text:span text:style-name="T1"/></text:p>
          <text:p text:style-name="P4"><text:span text:style-name="T1">– </text:span><text:span text:style-name="T1">Mensajes</text:span></text:p>
          <text:p text:style-name="P4"><text:span text:style-name="T1"><text:tab/></text:span><text:span text:style-name="T1">– </text:span><text:span text:style-name="T1">Whatsap</text:span></text:p>
          <text:p text:style-name="P4"><text:span text:style-name="T1"><text:tab/></text:span><text:span text:style-name="T1">– </text:span><text:span text:style-name="T1">Correos</text:span></text:p>
          <text:p text:style-name="P4"><text:span text:style-name="T1"><text:tab/></text:span><text:span text:style-name="T1">– </text:span><text:span text:style-name="T1">Multicanal</text:span></text:p>
          <text:p text:style-name="P4"><text:span text:style-name="T1"/></text:p>
          <text:p text:style-name="P4"><text:span text:style-name="T1">– </text:span><text:span text:style-name="T1">Interesados</text:span></text:p>
          <text:p text:style-name="P4"><text:span text:style-name="T1"/></text:p>
          <text:p text:style-name="P4"><text:span text:style-name="T1">– </text:span><text:span text:style-name="T1">Estudiantes</text:span></text:p>
          <text:p text:style-name="P4"><text:span text:style-name="T1"/></text:p>
          <text:p text:style-name="P4"><text:span text:style-name="T1">– </text:span><text:span text:style-name="T1">Docentes</text:span></text:p>
          <text:p text:style-name="P4"><text:span text:style-name="T1"/></text:p>
          <text:p text:style-name="P4"><text:span text:style-name="T1">– </text:span><text:span text:style-name="T1">Asociado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4.75cm" svg:height="14.016cm" svg:x="5.25cm" svg:y="4.492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cm" svg:height="1.492cm" svg:x="1cm" svg:y="18.508cm">
          <text:p text:style-name="P1">FOOTE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5" draw:text-style-name="P7" draw:layer="layout" svg:width="18.695cm" svg:height="21.045cm" svg:x="1.146cm" svg:y="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4.773cm" svg:height="1.141cm" svg:x="1.227cm" svg:y="1.037cm">
          <draw:text-box>
            <text:p><text:span text:style-name="T2">Whatsap Main</text:span></text:p>
          </draw:text-box>
        </draw:frame>
        <draw:custom-shape draw:style-name="gr7" draw:text-style-name="P9" draw:layer="layout" svg:width="11.25cm" svg:height="9.888cm" svg:x="8.25cm" svg:y="3.362cm">
          <text:p text:style-name="P1">CAMPO DE MENSAJE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55cm" svg:height="9.888cm" svg:x="1.45cm" svg:y="3.362cm">
          <text:p text:style-name="P1"><text:span text:style-name="T2">CONTACTOS[1]</text:span></text:p>
          <text:p text:style-name="P10"><text:span text:style-name="T2"/></text:p>
          <text:p text:style-name="P10"><text:span text:style-name="T2">FACCIONES</text:span></text:p>
          <text:p text:style-name="P10"><text:tab/>*INTERESADOS</text:p>
          <text:p text:style-name="P10"><text:tab/>*ESTUDIANTES</text:p>
          <text:p text:style-name="P10"><text:tab/>*DOCENTES</text:p>
          <text:p text:style-name="P10"><text:tab/>*ASOCIADOS</text:p>
          <text:p text:style-name="P10"/>
          <text:p text:style-name="P10"><text:span text:style-name="T2">FILTROS</text:span><text:line-break/><text:tab/>*INTERESADOS</text:p>
          <text:p text:style-name="P11"><text:tab/>*ESTUDIANTES</text:p>
          <text:p text:style-name="P11"><text:tab/>*DOCENTES</text:p>
          <text:p text:style-name="P10"><text:tab/>*ASOCIADOS</text:p>
          <text:p text:style-name="P10"/>
          <text:p text:style-name="P10"/>
          <text:p text:style-name="P1"/>
          <text:p text:style-name="P10"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9cm" svg:height="4.75cm" svg:x="1cm" svg:y="23.75cm">
          <text:p text:style-name="P10">Contactos es una sección en donde se cambia el contenido en </text:p>
          <text:p text:style-name="P10">Función de una selección superior de íconos</text:p>
          <text:p text:style-name="P10">[1] Permite modificar la pantalla [2] según los contactos </text:p>
          <text:p text:style-name="P10">seleccionados </text:p>
          <text:p text:style-name="P10">[2] Muestra los contactos en función de los filtros establecidos.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controls" svg:width="9.5cm" svg:height="2.25cm" svg:x="9.25cm" svg:y="7.95cm">
          <text:p text:style-name="P1">ARCHIVO | MEDIA |MENSAJE 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controls" svg:width="9.5cm" svg:height="2.25cm" svg:x="9.25cm" svg:y="5.15cm">
          <text:p text:style-name="P1">ON/OFF | SALUDO</text:p>
          <draw:enhanced-geometry svg:viewBox="0 0 21600 21600" draw:type="rectangle" draw:enhanced-path="M 0 0 L 21600 0 21600 21600 0 21600 0 0 Z N"/>
        </draw:custom-shape>
        <draw:line draw:style-name="gr11" draw:text-style-name="P14" draw:layer="controls" svg:x1="1.5cm" svg:y1="13.25cm" svg:x2="19.25cm" svg:y2="13.3cm">
          <text:p/>
        </draw:line>
        <draw:custom-shape draw:style-name="gr12" draw:text-style-name="P15" draw:layer="controls" svg:width="18cm" svg:height="8cm" svg:x="1.5cm" svg:y="1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controls" svg:width="17cm" svg:height="6.5cm" svg:x="2cm" svg:y="14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controls" svg:width="5.5cm" svg:height="6.5cm" svg:x="2.05cm" svg:y="14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controls" svg:width="5.5cm" svg:height="6.5cm" svg:x="7.75cm" svg:y="14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controls" svg:width="5.5cm" svg:height="6.5cm" svg:x="13.45cm" svg:y="14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3" draw:layer="controls" svg:width="5.5cm" svg:height="1.4cm" svg:x="2.05cm" svg:y="14.85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controls" svg:width="5.5cm" svg:height="1.4cm" svg:x="2.05cm" svg:y="16.35cm">
          <text:p text:style-name="P1">Contacto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g>
          <draw:custom-shape draw:style-name="gr5" draw:text-style-name="P7" draw:layer="layout" svg:width="18.695cm" svg:height="21.045cm" svg:x="1.146cm" svg:y="2.4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8" draw:layer="layout" svg:width="4.773cm" svg:height="1.141cm" svg:x="1.227cm" svg:y="1.037cm">
            <draw:text-box>
              <text:p><text:span text:style-name="T2">Whatsap Main</text:span></text:p>
            </draw:text-box>
          </draw:frame>
          <draw:custom-shape draw:style-name="gr16" draw:text-style-name="P9" draw:layer="layout" svg:width="11.25cm" svg:height="19.546cm" svg:x="8.25cm" svg:y="3.362cm">
            <text:p text:style-name="P1">CAMPO DE MENSAJE</text:p>
            <draw:enhanced-geometry svg:viewBox="0 0 21600 21600" draw:type="rectangle" draw:enhanced-path="M 0 0 L 21600 0 21600 21600 0 21600 0 0 Z N"/>
          </draw:custom-shape>
          <draw:custom-shape draw:style-name="gr17" draw:text-style-name="P9" draw:layer="layout" svg:width="6.55cm" svg:height="19.546cm" svg:x="1.45cm" svg:y="3.362cm">
            <text:p text:style-name="P1"><text:span text:style-name="T2">CONTACTOS[2]</text:span></text:p>
            <text:p text:style-name="P10"><text:span text:style-name="T2"/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2" draw:layer="layout" svg:width="19cm" svg:height="4.75cm" svg:x="1cm" svg:y="23.75cm">
          <text:p text:style-name="P10">Contactos es una sección en donde se cambia el contenido en </text:p>
          <text:p text:style-name="P10">Función de una selección superior de íconos</text:p>
          <text:p text:style-name="P10">[1] Permite modificar la pantalla [2] según los contactos </text:p>
          <text:p text:style-name="P10">seleccionados </text:p>
          <text:p text:style-name="P10">[2] Muestra los contactos en función de los filtros establecidos.</text:p>
          <draw:enhanced-geometry svg:viewBox="0 0 21600 21600" draw:type="rectangle" draw:enhanced-path="M 0 0 L 21600 0 21600 21600 0 21600 0 0 Z N"/>
        </draw:custom-shape>
        <draw:line draw:style-name="gr11" draw:text-style-name="P14" draw:layer="layout" svg:x1="1.55cm" svg:y1="13.35cm" svg:x2="8.05cm" svg:y2="13.35cm">
          <text:p/>
        </draw:line>
        <draw:custom-shape draw:style-name="gr18" draw:text-style-name="P18" draw:layer="layout" svg:width="4.5cm" svg:height="1.25cm" svg:x="2.25cm" svg:y="14cm">
          <text:p text:style-name="P17">ACEPTAR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19" draw:text-style-name="P16" draw:layer="controls" svg:width="13.25cm" svg:height="10.5cm" svg:x="3.75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controls" svg:width="2.5cm" svg:height="2cm" svg:x="3.75cm" svg:y="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controls" svg:width="2.5cm" svg:height="2cm" svg:x="6.25cm" svg:y="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controls" svg:width="4.75cm" svg:height="3.5cm" svg:x="3.75cm" svg:y="10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controls" svg:width="4.75cm" svg:height="3.5cm" svg:x="8.5cm" svg:y="10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controls" svg:width="4.75cm" svg:height="3.5cm" svg:x="3.8cm" svg:y="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controls" svg:width="4.75cm" svg:height="3.5cm" svg:x="8.5cm" svg:y="1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.75cm" svg:y="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controls" svg:width="3.75cm" svg:height="3.5cm" svg:x="13.25cm" svg:y="10.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9" draw:layer="controls" svg:width="3.75cm" svg:height="3.5cm" svg:x="13.25cm" svg:y="14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Predeterminado">
        <draw:custom-shape draw:style-name="gr22" draw:text-style-name="P19" draw:layer="controls" svg:width="2cm" svg:height="2cm" svg:x="2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1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1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1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4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6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8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0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2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4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6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18cm" svg:y="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9" draw:layer="controls" svg:width="2cm" svg:height="2cm" svg:x="20cm" svg:y="2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controls" svg:width="3.75cm" svg:height="1cm" svg:x="2.5cm" svg:y="4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Predeterminado">
        <draw:custom-shape draw:style-name="gr25" draw:text-style-name="P16" draw:layer="controls" svg:width="13.25cm" svg:height="13.25cm" svg:x="6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draw:layer="controls" svg:width="10.75cm" svg:height="7.5cm" svg:x="7.25cm" svg:y="10.5cm">
          <text:p text:style-name="P1">R=5</text:p>
          <text:p text:style-name="P1">p=28/4=7</text:p>
          <draw:enhanced-geometry svg:viewBox="0 0 21600 21600" draw:type="rectangle" draw:enhanced-path="M 0 0 L 21600 0 21600 21600 0 21600 0 0 Z N"/>
        </draw:custom-shape>
        <draw:line draw:style-name="gr27" draw:text-style-name="P21" draw:layer="controls" svg:x1="12.75cm" svg:y1="14.25cm" svg:x2="19.25cm" svg:y2="14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20T21:23:25.485800316</meta:creation-date>
    <meta:editing-duration>PT2H7M59S</meta:editing-duration>
    <meta:editing-cycles>2</meta:editing-cycles>
    <meta:generator>LibreOffice/7.1.8.1$Linux_X86_64 LibreOffice_project/10$Build-1</meta:generator>
    <dc:date>2024-04-20T23:41:33.807123599</dc:date>
    <meta:document-statistic meta:object-count="141"/>
  </office:meta>
</office:document-meta>
</file>